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41cm"/>
    </style:style>
    <style:style style:name="gr3" style:family="graphic" style:parent-style-name="standard">
      <style:graphic-properties draw:stroke="none" svg:stroke-color="#000000" draw:fill="none" draw:fill-color="#ffffff" fo:min-height="0.448cm"/>
    </style:style>
    <style:style style:name="gr4" style:family="graphic" style:parent-style-name="standard">
      <style:graphic-properties draw:stroke="none" svg:stroke-color="#000000" draw:fill="none" draw:fill-color="#ffffff" fo:min-height="0.647cm"/>
    </style:style>
    <style:style style:name="gr5" style:family="graphic" style:parent-style-name="standard">
      <style:graphic-properties draw:stroke="none" svg:stroke-color="#000000" draw:fill="none" draw:fill-color="#ffffff" fo:min-height="0.4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Medium" style:font-name-asian="源ノ角ゴシック JP Medium"/>
    </style:style>
    <style:style style:name="P3" style:family="paragraph">
      <loext:graphic-properties draw:fill="none" draw:fill-color="#ffffff"/>
      <style:text-properties style:font-name="源ノ角ゴシック JP Medium" style:font-name-asian="源ノ角ゴシック JP Medium"/>
    </style:style>
    <style:style style:name="P4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5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源ノ角ゴシック JP Medium" style:font-name-asian="源ノ角ゴシック JP Medium"/>
    </style:style>
    <style:style style:name="T2" style:family="text">
      <style:text-properties style:font-name="源ノ角ゴシック JP Medium" fo:font-size="12pt" style:font-name-asian="源ノ角ゴシック JP Mediu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283cm" svg:y1="11.011cm" svg:x2="14.193cm" svg:y2="11.093cm">
          <text:p/>
        </draw:line>
        <draw:line draw:style-name="gr1" draw:text-style-name="P1" draw:layer="layout" svg:x1="4.683cm" svg:y1="12.311cm" svg:x2="4.383cm" svg:y2="2.918cm">
          <text:p/>
        </draw:line>
        <draw:frame draw:style-name="gr2" draw:text-style-name="P3" draw:layer="layout" svg:width="2.21cm" svg:height="1.091cm" svg:x="3.555cm" svg:y="1.929cm">
          <draw:text-box>
            <text:p text:style-name="P2"><text:span text:style-name="T1">名前</text:span></text:p>
          </draw:text-box>
        </draw:frame>
        <draw:frame draw:style-name="gr2" draw:text-style-name="P3" draw:layer="layout" svg:width="2.21cm" svg:height="1.091cm" svg:x="14.39cm" svg:y="10.53cm">
          <draw:text-box>
            <text:p text:style-name="P2"><text:span text:style-name="T1">所属</text:span></text:p>
          </draw:text-box>
        </draw:frame>
        <draw:frame draw:style-name="gr3" draw:text-style-name="P5" draw:layer="layout" svg:width="2.21cm" svg:height="0.698cm" svg:x="5.181cm" svg:y="11.513cm">
          <draw:text-box>
            <text:p text:style-name="P4"><text:span text:style-name="T2">ユニオン</text:span></text:p>
          </draw:text-box>
        </draw:frame>
        <draw:frame draw:style-name="gr3" draw:text-style-name="P5" draw:layer="layout" svg:width="2.21cm" svg:height="0.698cm" svg:x="7.581cm" svg:y="11.513cm">
          <draw:text-box>
            <text:p text:style-name="P4"><text:span text:style-name="T2">ロイヤル</text:span></text:p>
          </draw:text-box>
        </draw:frame>
        <draw:frame draw:style-name="gr3" draw:text-style-name="P5" draw:layer="layout" svg:width="2.21cm" svg:height="0.698cm" svg:x="10.281cm" svg:y="11.513cm">
          <draw:text-box>
            <text:p text:style-name="P4"><text:span text:style-name="T2">重桜</text:span></text:p>
          </draw:text-box>
        </draw:frame>
        <draw:frame draw:style-name="gr4" draw:text-style-name="P5" draw:layer="layout" svg:width="2.654cm" svg:height="0.897cm" svg:x="1.937cm" svg:y="5.813cm">
          <draw:text-box>
            <text:p text:style-name="P4"><text:span text:style-name="T2">ジャベリン</text:span></text:p>
          </draw:text-box>
        </draw:frame>
        <draw:frame draw:style-name="gr4" draw:text-style-name="P5" draw:layer="layout" svg:width="1.431cm" svg:height="0.897cm" svg:x="3.037cm" svg:y="7.514cm">
          <draw:text-box>
            <text:p text:style-name="P4"><text:span text:style-name="T2">綾波</text:span></text:p>
          </draw:text-box>
        </draw:frame>
        <draw:frame draw:style-name="gr4" draw:text-style-name="P5" draw:layer="layout" svg:width="2.654cm" svg:height="0.897cm" svg:x="2.237cm" svg:y="8.915cm">
          <draw:text-box>
            <text:p text:style-name="P4"><text:span text:style-name="T2">ラフィー</text:span></text:p>
          </draw:text-box>
        </draw:frame>
        <draw:frame draw:style-name="gr4" draw:text-style-name="P5" draw:layer="layout" svg:width="1.562cm" svg:height="0.897cm" svg:x="3.137cm" svg:y="4.416cm">
          <draw:text-box>
            <text:p text:style-name="P4"><text:span text:style-name="T2">Z23</text:span></text:p>
          </draw:text-box>
        </draw:frame>
        <draw:frame draw:style-name="gr3" draw:text-style-name="P5" draw:layer="layout" svg:width="2.21cm" svg:height="0.698cm" svg:x="12.081cm" svg:y="11.513cm">
          <draw:text-box>
            <text:p text:style-name="P4"><text:span text:style-name="T2">鉄血</text:span></text:p>
          </draw:text-box>
        </draw:frame>
        <draw:frame draw:style-name="gr5" draw:text-style-name="P6" draw:layer="layout" svg:width="0.817cm" svg:height="0.962cm" svg:x="5.9cm" svg:y="8.635cm">
          <draw:text-box>
            <text:p>x</text:p>
          </draw:text-box>
        </draw:frame>
        <draw:frame draw:style-name="gr5" draw:text-style-name="P6" draw:layer="layout" svg:width="0.817cm" svg:height="0.962cm" svg:x="7.901cm" svg:y="5.635cm">
          <draw:text-box>
            <text:p>x</text:p>
          </draw:text-box>
        </draw:frame>
        <draw:frame draw:style-name="gr5" draw:text-style-name="P6" draw:layer="layout" svg:width="0.817cm" svg:height="0.962cm" svg:x="10.402cm" svg:y="7.235cm">
          <draw:text-box>
            <text:p>x</text:p>
          </draw:text-box>
        </draw:frame>
        <draw:frame draw:style-name="gr5" draw:text-style-name="P6" draw:layer="layout" svg:width="0.817cm" svg:height="0.962cm" svg:x="12.503cm" svg:y="4.435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3:30:06.149000000</meta:creation-date>
    <dc:date>2019-04-11T02:01:01.834000000</dc:date>
    <meta:editing-duration>PT10M53S</meta:editing-duration>
    <meta:editing-cycles>3</meta:editing-cycles>
    <meta:generator>LibreOffice/5.4.4.2$Windows_X86_64 LibreOffice_project/2524958677847fb3bb44820e40380acbe820f960</meta:generator>
    <meta:document-statistic meta:object-count="16"/>
  </office:meta>
</office:document-meta>
</file>